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sentation Information</text:p>
      <text:p text:style-name="Standard"/>
      <text:p text:style-name="Standard"><text:span text:style-name="T1">Description</text:span>: <text:s/>Our project uses multiple environmental factors to estimate when Lyft will charge prime time pricing.</text:p>
      <text:p text:style-name="Standard"/>
      <text:p text:style-name="Standard"><text:span text:style-name="T1">Motivation: <text:s/></text:span>Environmental factors influence the cost of using ride-sharing apps. However, there is not a tool to predict when prices will increase and users are unable to predict the most affordable time to use these applications.</text:p>
      <text:p text:style-name="Standard"/>
      <text:p text:style-name="Standard"><text:span text:style-name="T1">Results: </text:span></text:p>
      <text:p text:style-name="Standard"><text:tab/><text:span text:style-name="T1">Team Efforts: </text:span>Work was divided based on functionality; some members worked on the APIs and database functionality and other members worked on design. We collaborated when one team member needed their work reviewed.</text:p>
      <text:p text:style-name="Standard"><text:tab/><text:span text:style-name="T1">Individual Responsibilities: </text:span></text:p>
      <text:p text:style-name="Standard"><text:tab/><text:tab/><text:span text:style-name="T1">Reggie</text:span> and <text:span text:style-name="T1">Drew</text:span> worked on API calls, promises, callbacks, and node.js to populate a database that Zach could use on the front-ed. Also provided feedback to frontend design.</text:p>
      <text:p text:style-name="Standard"><text:tab/><text:tab/><text:span text:style-name="T1">Drew</text:span> also implemented chart.js </text:p>
      <text:p text:style-name="Standard"><text:tab/><text:tab/><text:span text:style-name="T1">Zach</text:span> worked on file management, front-end, design, API calls, javascript, and integrated the back-end into a well-formatted pr<text:bookmark text:name="_GoBack"/>esentation of the information.</text:p>
      <text:p text:style-name="Standard"><text:tab/><text:tab/><text:span text:style-name="T1">Michael</text:span> had the original inspiration for the project.</text:p>
      <text:p text:style-name="Standard"><text:span text:style-name="T1">Improvements: </text:span>We would like to use the Google traffic data to estimate congestion and how busy the area is at any given time. It would also be nice to get driver availability information from Lyft, because prime time pricing is partially determined by the amount of available drivers and current demand. Integrating prime time pricing estimation with calendar events and scheduled drives would make our application more useful.</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ggie Brown</meta:initial-creator>
    <dc:creator>Zac Copeland</dc:creator>
    <meta:editing-cycles>7</meta:editing-cycles>
    <meta:creation-date>2017-08-15T00:46:00</meta:creation-date>
    <dc:date>2017-08-15T01:23:38.92</dc:date>
    <meta:editing-duration>PT24S</meta:editing-duration>
    <meta:generator>OpenOffice/4.1.1$Win32 OpenOffice.org_project/411m6$Build-9775</meta:generator>
    <meta:document-statistic meta:table-count="0" meta:image-count="0" meta:object-count="0" meta:page-count="1" meta:paragraph-count="11" meta:word-count="219" meta:character-count="14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